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All Subject</text:p>
          </table:table-cell>
          <table:table-cell table:number-columns-repeated="2"/>
          <table:table-cell office:value-type="string" calcext:value-type="string">
            <text:p>Setting1</text:p>
          </table:table-cell>
          <table:table-cell office:value-type="string" calcext:value-type="string">
            <text:p>European</text:p>
          </table:table-cell>
          <table:table-cell table:number-columns-repeated="2"/>
          <table:table-cell office:value-type="string" calcext:value-type="string">
            <text:p>Setting 2</text:p>
          </table:table-cell>
          <table:table-cell office:value-type="string" calcext:value-type="string">
            <text:p>European &amp; male</text:p>
          </table:table-cell>
          <table:table-cell table:number-columns-repeated="2"/>
          <table:table-cell office:value-type="string" calcext:value-type="string">
            <text:p>Setting 3</text:p>
          </table:table-cell>
          <table:table-cell office:value-type="string" calcext:value-type="string">
            <text:p>European &amp; female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table:number-columns-repeated="3"/>
          <table:table-cell office:value-type="string" calcext:value-type="string">
            <text:p>Age</text:p>
          </table:table-cell>
          <table:table-cell table:style-name="ce1"/>
          <table:table-cell table:number-columns-repeated="2"/>
          <table:table-cell office:value-type="string" calcext:value-type="string">
            <text:p>Age</text:p>
          </table:table-cell>
          <table:table-cell table:style-name="ce1"/>
          <table:table-cell table:number-columns-repeated="2"/>
          <table:table-cell office:value-type="string" calcext:value-type="string">
            <text:p>Age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6 ~ 7 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style-name="ce1" office:value-type="string" calcext:value-type="string">
            <text:p>6 ~ 7 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1" office:value-type="string" calcext:value-type="string">
            <text:p>6 ~ 7 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1" office:value-type="string" calcext:value-type="string">
            <text:p>6 ~ 7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7 ~ 8 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1" office:value-type="string" calcext:value-type="string">
            <text:p>7 ~ 8 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" office:value-type="string" calcext:value-type="string">
            <text:p>7 ~ 8 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" office:value-type="string" calcext:value-type="string">
            <text:p>7 ~ 8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8 ~ 9 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style-name="ce1" office:value-type="string" calcext:value-type="string">
            <text:p>8 ~ 9 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" office:value-type="string" calcext:value-type="string">
            <text:p>8 ~ 9 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1" office:value-type="string" calcext:value-type="string">
            <text:p>8 ~ 9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9 ~ 10 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style-name="ce1" office:value-type="string" calcext:value-type="string">
            <text:p>9 ~ 10 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ce1" office:value-type="string" calcext:value-type="string">
            <text:p>9 ~ 10 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office:value-type="string" calcext:value-type="string">
            <text:p>9 ~ 10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10 ~ 11 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1" office:value-type="string" calcext:value-type="string">
            <text:p>10 ~ 11 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1" office:value-type="string" calcext:value-type="string">
            <text:p>10 ~ 11 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1" office:value-type="string" calcext:value-type="string">
            <text:p>10 ~ 11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11 ~ 12 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" office:value-type="string" calcext:value-type="string">
            <text:p>11 ~ 12 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" office:value-type="string" calcext:value-type="string">
            <text:p>11 ~ 12 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11 ~ 12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3"/>
          <table:table-cell office:value-type="string" calcext:value-type="string">
            <text:p>Sex</text:p>
          </table:table-cell>
          <table:table-cell table:style-name="ce1"/>
          <table:table-cell table:number-columns-repeated="2"/>
          <table:table-cell office:value-type="string" calcext:value-type="string">
            <text:p>Sex</text:p>
          </table:table-cell>
          <table:table-cell table:number-columns-repeated="3"/>
          <table:table-cell office:value-type="string" calcext:value-type="string">
            <text:p>S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=male <text:s/>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table:style-name="ce1" office:value-type="string" calcext:value-type="string">
            <text:p>1=male <text:s/>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table:style-name="ce1" office:value-type="string" calcext:value-type="string">
            <text:p>1=male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=female 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table:style-name="ce1" office:value-type="string" calcext:value-type="string">
            <text:p>2=female 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style-name="ce1"/>
          <table:table-cell table:number-columns-repeated="3"/>
          <table:table-cell table:style-name="ce1" office:value-type="string" calcext:value-type="string">
            <text:p>2=female <text:s/></text:p>
          </table:table-cell>
          <table:table-cell/>
        </table:table-row>
        <table:table-row table:style-name="ro1">
          <table:table-cell office:value-type="string" calcext:value-type="string">
            <text:p>Zygosity</text:p>
          </table:table-cell>
          <table:table-cell table:number-columns-repeated="3"/>
          <table:table-cell office:value-type="string" calcext:value-type="string">
            <text:p>Zygosity</text:p>
          </table:table-cell>
          <table:table-cell table:style-name="ce1"/>
          <table:table-cell table:number-columns-repeated="2"/>
          <table:table-cell office:value-type="string" calcext:value-type="string">
            <text:p>Zygosity</text:p>
          </table:table-cell>
          <table:table-cell table:style-name="ce1"/>
          <table:table-cell table:number-columns-repeated="2"/>
          <table:table-cell office:value-type="string" calcext:value-type="string">
            <text:p>Zygosity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1=Monozygotic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table:style-name="ce1" office:value-type="string" calcext:value-type="string">
            <text:p>1=Monozygotic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table:style-name="ce1" office:value-type="string" calcext:value-type="string">
            <text:p>1=Monozygotic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style-name="ce1" office:value-type="string" calcext:value-type="string">
            <text:p>1=Monozygotic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string" calcext:value-type="string">
            <text:p>2=Dizygotic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table:style-name="ce1" office:value-type="string" calcext:value-type="string">
            <text:p>2=Dizygotic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table:style-name="ce1" office:value-type="string" calcext:value-type="string">
            <text:p>2=Dizygotic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style-name="ce1" office:value-type="string" calcext:value-type="string">
            <text:p>2=Dizygotic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thnicity</text:p>
          </table:table-cell>
          <table:table-cell table:number-columns-repeated="3"/>
          <table:table-cell office:value-type="string" calcext:value-type="string">
            <text:p>Ethnicity</text:p>
          </table:table-cell>
          <table:table-cell table:number-columns-repeated="3"/>
          <table:table-cell office:value-type="string" calcext:value-type="string">
            <text:p>Ethnicity</text:p>
          </table:table-cell>
          <table:table-cell table:number-columns-repeated="3"/>
          <table:table-cell office:value-type="string" calcext:value-type="string">
            <text:p>Ethnic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=African American <text:s/></text:p>
          </table:table-cell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2=Asian <text:s text:c="4"/>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3=Latino, Latina <text:s text:c="2"/>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=Native American <text:s/>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5=Pacific Islander <text:s/>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6=White (non-Latino) 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table:style-name="ce2" office:value-type="string" calcext:value-type="string">
            <text:p>6=White (non-Latino) </text:p>
          </table:table-cell>
          <table:table-cell table:style-name="ce3" table:number-columns-repeated="3"/>
          <table:table-cell table:style-name="ce2" office:value-type="string" calcext:value-type="string">
            <text:p>6=White (non-Latino) </text:p>
          </table:table-cell>
          <table:table-cell table:style-name="ce3"/>
          <table:table-cell/>
          <table:table-cell table:style-name="ce3"/>
          <table:table-cell table:style-name="ce2" office:value-type="string" calcext:value-type="string">
            <text:p>6=White (non-Latino) 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7=Other <text:s text:c="4"/></text:p>
          </table:table-cell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9:01:25.076760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22:19.189857042</meta:creation-date>
    <dc:date>2014-11-06T19:16:17.963877780</dc:date>
    <meta:editing-duration>PT45M20S</meta:editing-duration>
    <meta:editing-cycles>11</meta:editing-cycles>
    <meta:generator>LibreOffice/4.2.7.2$Linux_X86_64 LibreOffice_project/420m0$Build-2</meta:generator>
    <meta:document-statistic meta:table-count="1" meta:cell-count="123" meta:object-count="0"/>
  </office:meta>
</office:document-meta>
</file>